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ext-properties fo:language="es" fo:country="AR" officeooo:rsid="000eca82" officeooo:paragraph-rsid="000f6d7f"/>
    </style:style>
    <style:style style:name="P2" style:family="paragraph" style:parent-style-name="Standard">
      <style:paragraph-properties fo:text-align="center" style:justify-single-word="false"/>
      <style:text-properties fo:font-weight="normal" officeooo:rsid="000f6d7f" officeooo:paragraph-rsid="000fbd8c" style:font-weight-asian="normal" style:font-weight-complex="normal"/>
    </style:style>
    <style:style style:name="P3" style:family="paragraph" style:parent-style-name="Standard">
      <style:paragraph-properties fo:text-align="start" style:justify-single-word="false"/>
      <style:text-properties fo:font-weight="normal" officeooo:rsid="00103d94" officeooo:paragraph-rsid="00103d94" style:font-weight-asian="normal" style:font-weight-complex="normal"/>
    </style:style>
    <style:style style:name="P4" style:family="paragraph" style:parent-style-name="Standard">
      <style:paragraph-properties fo:text-align="start" style:justify-single-word="false"/>
      <style:text-properties fo:font-weight="normal" officeooo:rsid="0012e7e3" officeooo:paragraph-rsid="0012e7e3" style:font-weight-asian="normal" style:font-weight-complex="normal"/>
    </style:style>
    <style:style style:name="P5" style:family="paragraph" style:parent-style-name="Standard">
      <style:paragraph-properties fo:text-align="center" style:justify-single-word="false"/>
      <style:text-properties fo:language="es" fo:country="AR" style:text-underline-style="none" fo:font-weight="bold" officeooo:rsid="000eca82" officeooo:paragraph-rsid="000f6d7f" style:font-weight-asian="bold" style:font-weight-complex="bold"/>
    </style:style>
    <style:style style:name="P6" style:family="paragraph" style:parent-style-name="Standard">
      <style:paragraph-properties fo:text-align="center" style:justify-single-word="false"/>
      <style:text-properties fo:language="es" fo:country="AR" style:text-underline-style="none" fo:font-weight="bold" officeooo:rsid="002d4a7e" officeooo:paragraph-rsid="002d4a7e" style:font-weight-asian="bold" style:font-weight-complex="bold"/>
    </style:style>
    <style:style style:name="P7" style:family="paragraph" style:parent-style-name="Standard">
      <style:paragraph-properties fo:text-align="center" style:justify-single-word="false"/>
      <style:text-properties fo:language="es" fo:country="AR" style:text-underline-style="none" fo:font-weight="normal" officeooo:rsid="000f6d7f" officeooo:paragraph-rsid="000fbd8c" style:font-weight-asian="normal" style:font-weight-complex="normal"/>
    </style:style>
    <style:style style:name="P8" style:family="paragraph" style:parent-style-name="Standard">
      <style:paragraph-properties fo:text-align="start" style:justify-single-word="false"/>
      <style:text-properties fo:language="es" fo:country="AR" style:text-underline-style="none" fo:font-weight="normal" officeooo:rsid="000f6d7f" officeooo:paragraph-rsid="000fbd8c" style:font-weight-asian="normal" style:font-weight-complex="normal"/>
    </style:style>
    <style:style style:name="P9" style:family="paragraph" style:parent-style-name="Standard">
      <style:paragraph-properties fo:text-align="start" style:justify-single-word="false"/>
      <style:text-properties fo:language="es" fo:country="AR" style:text-underline-style="none" fo:font-weight="normal" officeooo:rsid="000fbd8c" officeooo:paragraph-rsid="000fbd8c" style:font-weight-asian="normal" style:font-weight-complex="normal"/>
    </style:style>
    <style:style style:name="P10" style:family="paragraph" style:parent-style-name="Standard">
      <style:paragraph-properties fo:text-align="start" style:justify-single-word="false"/>
      <style:text-properties fo:language="es" fo:country="AR" style:text-underline-style="none" fo:font-weight="normal" officeooo:rsid="000fbd8c" officeooo:paragraph-rsid="00103d94" style:font-weight-asian="normal" style:font-weight-complex="normal"/>
    </style:style>
    <style:style style:name="P11" style:family="paragraph" style:parent-style-name="Standard">
      <style:paragraph-properties fo:text-align="start" style:justify-single-word="false"/>
      <style:text-properties fo:language="es" fo:country="AR" style:text-underline-style="none" fo:font-weight="normal" officeooo:rsid="0011fc1f" officeooo:paragraph-rsid="00103d94" style:font-weight-asian="normal" style:font-weight-complex="normal"/>
    </style:style>
    <style:style style:name="P12" style:family="paragraph" style:parent-style-name="Standard">
      <style:paragraph-properties fo:text-align="start" style:justify-single-word="false"/>
      <style:text-properties fo:language="es" fo:country="AR" style:text-underline-style="none" fo:font-weight="normal" officeooo:rsid="0012e7e3" officeooo:paragraph-rsid="0012e7e3" style:font-weight-asian="normal" style:font-weight-complex="normal"/>
    </style:style>
    <style:style style:name="P13" style:family="paragraph" style:parent-style-name="Standard">
      <style:paragraph-properties fo:text-align="start" style:justify-single-word="false"/>
      <style:text-properties fo:language="es" fo:country="AR" style:text-underline-style="none" fo:font-weight="normal" officeooo:rsid="00145fe7" officeooo:paragraph-rsid="00145fe7" style:font-weight-asian="normal" style:font-weight-complex="normal"/>
    </style:style>
    <style:style style:name="P14" style:family="paragraph" style:parent-style-name="Standard">
      <style:paragraph-properties fo:text-align="start" style:justify-single-word="false"/>
      <style:text-properties fo:language="es" fo:country="AR" style:text-underline-style="none" fo:font-weight="normal" officeooo:rsid="00152470" officeooo:paragraph-rsid="00152470" style:font-weight-asian="normal" style:font-weight-complex="normal"/>
    </style:style>
    <style:style style:name="P15" style:family="paragraph" style:parent-style-name="Standard">
      <style:paragraph-properties fo:text-align="start" style:justify-single-word="false"/>
      <style:text-properties fo:language="es" fo:country="AR" style:text-underline-style="none" fo:font-weight="normal" officeooo:rsid="00158e2b" officeooo:paragraph-rsid="00158e2b" style:font-weight-asian="normal" style:font-weight-complex="normal"/>
    </style:style>
    <style:style style:name="P16" style:family="paragraph" style:parent-style-name="Standard">
      <style:paragraph-properties fo:text-align="start" style:justify-single-word="false"/>
      <style:text-properties fo:language="es" fo:country="AR" style:text-underline-style="none" fo:font-weight="normal" officeooo:rsid="0016a80d" officeooo:paragraph-rsid="0016a80d" style:font-weight-asian="normal" style:font-weight-complex="normal"/>
    </style:style>
    <style:style style:name="P17" style:family="paragraph" style:parent-style-name="Standard">
      <style:paragraph-properties fo:text-align="start" style:justify-single-word="false"/>
      <style:text-properties fo:language="es" fo:country="AR" style:text-underline-style="none" fo:font-weight="normal" officeooo:rsid="0018ae8a" officeooo:paragraph-rsid="0018ae8a" style:font-weight-asian="normal" style:font-weight-complex="normal"/>
    </style:style>
    <style:style style:name="P18" style:family="paragraph" style:parent-style-name="Standard">
      <style:paragraph-properties fo:text-align="start" style:justify-single-word="false"/>
      <style:text-properties fo:language="es" fo:country="AR" style:text-underline-style="none" fo:font-weight="normal" officeooo:rsid="001b540e" officeooo:paragraph-rsid="001b540e" style:font-weight-asian="normal" style:font-weight-complex="normal"/>
    </style:style>
    <style:style style:name="P19" style:family="paragraph" style:parent-style-name="Standard">
      <style:paragraph-properties fo:text-align="start" style:justify-single-word="false"/>
      <style:text-properties fo:language="es" fo:country="AR" style:text-underline-style="none" fo:font-weight="normal" officeooo:rsid="002071c4" officeooo:paragraph-rsid="002071c4" style:font-weight-asian="normal" style:font-weight-complex="normal"/>
    </style:style>
    <style:style style:name="P20" style:family="paragraph" style:parent-style-name="Standard">
      <style:paragraph-properties fo:text-align="start" style:justify-single-word="false"/>
      <style:text-properties fo:language="es" fo:country="AR" style:text-underline-style="none" fo:font-weight="normal" officeooo:rsid="002251b2" officeooo:paragraph-rsid="002251b2" style:font-weight-asian="normal" style:font-weight-complex="normal"/>
    </style:style>
    <style:style style:name="P21" style:family="paragraph" style:parent-style-name="Standard">
      <style:paragraph-properties fo:text-align="start" style:justify-single-word="false"/>
      <style:text-properties fo:language="es" fo:country="AR" style:text-underline-style="none" fo:font-weight="normal" officeooo:rsid="0023b0d3" officeooo:paragraph-rsid="0023b0d3" style:font-weight-asian="normal" style:font-weight-complex="normal"/>
    </style:style>
    <style:style style:name="P22" style:family="paragraph" style:parent-style-name="Standard">
      <style:paragraph-properties fo:text-align="start" style:justify-single-word="false"/>
      <style:text-properties fo:language="es" fo:country="AR" style:text-underline-style="none" fo:font-weight="normal" officeooo:rsid="002659da" officeooo:paragraph-rsid="002659da" style:font-weight-asian="normal" style:font-weight-complex="normal"/>
    </style:style>
    <style:style style:name="P23" style:family="paragraph" style:parent-style-name="Standard">
      <style:paragraph-properties fo:text-align="start" style:justify-single-word="false"/>
      <style:text-properties fo:language="es" fo:country="AR" style:text-underline-style="none" fo:font-weight="normal" officeooo:rsid="0027d863" officeooo:paragraph-rsid="0027d863" style:font-weight-asian="normal" style:font-weight-complex="normal"/>
    </style:style>
    <style:style style:name="P24" style:family="paragraph" style:parent-style-name="Standard">
      <style:paragraph-properties fo:text-align="start" style:justify-single-word="false"/>
      <style:text-properties fo:language="es" fo:country="AR" style:text-underline-style="none" fo:font-weight="normal" officeooo:rsid="002960f1" officeooo:paragraph-rsid="002960f1" style:font-weight-asian="normal" style:font-weight-complex="normal"/>
    </style:style>
    <style:style style:name="P25" style:family="paragraph" style:parent-style-name="Standard">
      <style:paragraph-properties fo:text-align="start" style:justify-single-word="false"/>
      <style:text-properties fo:language="es" fo:country="AR" style:text-underline-style="none" fo:font-weight="normal" officeooo:rsid="002c681e" officeooo:paragraph-rsid="002c681e" style:font-weight-asian="normal" style:font-weight-complex="normal"/>
    </style:style>
    <style:style style:name="P26" style:family="paragraph" style:parent-style-name="Standard">
      <style:paragraph-properties fo:text-align="start" style:justify-single-word="false"/>
      <style:text-properties fo:language="es" fo:country="AR" style:text-underline-style="none" fo:font-weight="normal" officeooo:rsid="002d4a7e" officeooo:paragraph-rsid="002d4a7e" style:font-weight-asian="normal" style:font-weight-complex="normal"/>
    </style:style>
    <style:style style:name="P27" style:family="paragraph" style:parent-style-name="Standard">
      <style:paragraph-properties fo:text-align="center" style:justify-single-word="false"/>
      <style:text-properties fo:language="es" fo:country="AR" style:text-underline-style="none" fo:font-weight="normal" officeooo:rsid="002d4a7e" officeooo:paragraph-rsid="002d4a7e" style:font-weight-asian="normal" style:font-weight-complex="normal"/>
    </style:style>
    <style:style style:name="P28" style:family="paragraph" style:parent-style-name="Standard">
      <style:paragraph-properties fo:text-align="justify" style:justify-single-word="false"/>
      <style:text-properties fo:language="es" fo:country="AR" style:text-underline-style="none" fo:font-weight="normal" officeooo:rsid="002d4a7e" officeooo:paragraph-rsid="002d4a7e" style:font-weight-asian="normal" style:font-weight-complex="normal"/>
    </style:style>
    <style:style style:name="P29" style:family="paragraph" style:parent-style-name="Standard">
      <style:paragraph-properties fo:line-height="150%" fo:text-align="justify" style:justify-single-word="false"/>
      <style:text-properties fo:language="es" fo:country="AR" style:text-underline-style="none" fo:font-weight="normal" officeooo:rsid="002d4a7e" officeooo:paragraph-rsid="002d4a7e" style:font-weight-asian="normal" style:font-weight-complex="normal"/>
    </style:style>
    <style:style style:name="P30" style:family="paragraph" style:parent-style-name="Standard">
      <style:paragraph-properties fo:line-height="150%" fo:text-align="justify" style:justify-single-word="false"/>
      <style:text-properties fo:language="es" fo:country="AR" style:text-underline-style="none" fo:font-weight="normal" officeooo:rsid="0031e250" officeooo:paragraph-rsid="0031e250" style:font-weight-asian="normal" style:font-weight-complex="normal"/>
    </style:style>
    <style:style style:name="P31" style:family="paragraph" style:parent-style-name="Standard">
      <style:paragraph-properties fo:line-height="150%" fo:text-align="justify" style:justify-single-word="false"/>
      <style:text-properties fo:language="es" fo:country="AR" style:text-underline-style="none" fo:font-weight="normal" officeooo:rsid="0035ead6" officeooo:paragraph-rsid="003868ba" style:font-weight-asian="normal" style:font-weight-complex="normal"/>
    </style:style>
    <style:style style:name="P32" style:family="paragraph" style:parent-style-name="Standard">
      <style:paragraph-properties fo:line-height="150%" fo:text-align="justify" style:justify-single-word="false"/>
      <style:text-properties fo:language="es" fo:country="AR" style:text-underline-style="none" fo:font-weight="normal" officeooo:rsid="0035ead6" officeooo:paragraph-rsid="0042ba09" style:font-weight-asian="normal" style:font-weight-complex="normal"/>
    </style:style>
    <style:style style:name="P33" style:family="paragraph" style:parent-style-name="Standard">
      <style:paragraph-properties fo:line-height="150%" fo:text-align="justify" style:justify-single-word="false"/>
      <style:text-properties fo:language="es" fo:country="AR" style:text-underline-style="none" fo:font-weight="normal" officeooo:rsid="0035ead6" officeooo:paragraph-rsid="0042e3cf" style:font-weight-asian="normal" style:font-weight-complex="normal"/>
    </style:style>
    <style:style style:name="T1" style:family="text">
      <style:text-properties fo:language="es" fo:country="AR" style:text-underline-style="none"/>
    </style:style>
    <style:style style:name="T2" style:family="text">
      <style:text-properties fo:language="es" fo:country="AR" style:text-underline-style="none" officeooo:rsid="000eca82"/>
    </style:style>
    <style:style style:name="T3" style:family="text">
      <style:text-properties fo:language="es" fo:country="AR" style:text-underline-style="none" officeooo:rsid="000fbd8c"/>
    </style:style>
    <style:style style:name="T4" style:family="text">
      <style:text-properties fo:language="es" fo:country="AR" style:text-underline-style="none" officeooo:rsid="0011a8e4"/>
    </style:style>
    <style:style style:name="T5" style:family="text">
      <style:text-properties fo:language="es" fo:country="AR" style:text-underline-style="none" officeooo:rsid="0011fc1f"/>
    </style:style>
    <style:style style:name="T6" style:family="text">
      <style:text-properties fo:language="es" fo:country="AR" style:text-underline-style="none" officeooo:rsid="0016a80d"/>
    </style:style>
    <style:style style:name="T7" style:family="text">
      <style:text-properties fo:language="es" fo:country="AR" fo:font-style="italic" style:text-underline-style="none" style:font-style-asian="italic" style:font-style-complex="italic"/>
    </style:style>
    <style:style style:name="T8" style:family="text">
      <style:text-properties officeooo:rsid="001a8f05"/>
    </style:style>
    <style:style style:name="T9" style:family="text">
      <style:text-properties officeooo:rsid="001b1265"/>
    </style:style>
    <style:style style:name="T10" style:family="text">
      <style:text-properties officeooo:rsid="001b5a51"/>
    </style:style>
    <style:style style:name="T11" style:family="text">
      <style:text-properties officeooo:rsid="001c857f"/>
    </style:style>
    <style:style style:name="T12" style:family="text">
      <style:text-properties officeooo:rsid="001e77f2"/>
    </style:style>
    <style:style style:name="T13" style:family="text">
      <style:text-properties officeooo:rsid="00243bd3"/>
    </style:style>
    <style:style style:name="T14" style:family="text">
      <style:text-properties officeooo:rsid="002748e7"/>
    </style:style>
    <style:style style:name="T15" style:family="text">
      <style:text-properties officeooo:rsid="002a7a5b"/>
    </style:style>
    <style:style style:name="T16" style:family="text">
      <style:text-properties officeooo:rsid="002d756a"/>
    </style:style>
    <style:style style:name="T17" style:family="text">
      <style:text-properties fo:font-style="italic" style:font-style-asian="italic" style:font-style-complex="italic"/>
    </style:style>
    <style:style style:name="T18" style:family="text">
      <style:text-properties fo:font-style="italic" officeooo:rsid="0030cb2d" style:font-style-asian="italic" style:font-style-complex="italic"/>
    </style:style>
    <style:style style:name="T19" style:family="text">
      <style:text-properties officeooo:rsid="0033e208"/>
    </style:style>
    <style:style style:name="T20" style:family="text">
      <style:text-properties officeooo:rsid="00358cf9"/>
    </style:style>
    <style:style style:name="T21" style:family="text">
      <style:text-properties officeooo:rsid="003a2300"/>
    </style:style>
    <style:style style:name="T22" style:family="text">
      <style:text-properties officeooo:rsid="003d20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scuela Metropolitana de Arte Dramático</text:p>
      <text:p text:style-name="P1">Filosofía II (turno vespertino)</text:p>
      <text:p text:style-name="P1">1er cuatrimestre 2020</text:p>
      <text:p text:style-name="P1">Profa. Natalia Zorrilla</text:p>
      <text:p text:style-name="P1"/>
      <text:p text:style-name="P1"/>
      <text:p text:style-name="P1"/>
      <text:p text:style-name="P5">Punteo temático de </text:p>
      <text:p text:style-name="P2"><text:span text:style-name="T2">P</text:span><text:span text:style-name="T1">eter Singer: </text:span><text:span text:style-name="T7">Liberación animal</text:span><text:span text:style-name="T1"> (capítulo 1, “Todos los animales son iguales”)</text:span></text:p>
      <text:p text:style-name="P7"/>
      <text:p text:style-name="P8"/>
      <text:p text:style-name="P8"/>
      <text:p text:style-name="P9">Feminismo y derechos de los animales: parodia y punto de partida argumental.</text:p>
      <text:p text:style-name="P9"/>
      <text:p text:style-name="P3"><text:span text:style-name="T1">El principio básico de la igualdad y las similitudes entre distintos tipos de seres. Argument</text:span><text:span text:style-name="T4">ación </text:span><text:span text:style-name="T1">análog</text:span><text:span text:style-name="T4">a</text:span><text:span text:style-name="T1"> contra el sexismo, </text:span><text:span text:style-name="T6">el </text:span><text:span text:style-name="T1">racismo y </text:span><text:span text:style-name="T6">el </text:span><text:span text:style-name="T1">“especismo” </text:span><text:span text:style-name="T6">(→ definido con precisión en la pág. 42)</text:span><text:span text:style-name="T3">.</text:span></text:p>
      <text:p text:style-name="P10"/>
      <text:p text:style-name="P3"><text:span text:style-name="T3">A</text:span><text:span text:style-name="T1">rgumentos anti-igualitaristas jerarquizantes. </text:span><text:span text:style-name="T5">Desarticulación: diferencias entre “razas” vs. diferencias entre individuos.</text:span></text:p>
      <text:p text:style-name="P11"/>
      <text:p text:style-name="P4"><text:span text:style-name="T5">P</text:span><text:span text:style-name="T1">rincipio moral de la igualdad ¿se basa en la presunción de igualdad real de las diferentes razas o sexos considerados en su conjunto?</text:span></text:p>
      <text:p text:style-name="P12"/>
      <text:p text:style-name="P13">Diferencias de origen ambiental y diferencias de origen genético.</text:p>
      <text:p text:style-name="P13"/>
      <text:p text:style-name="P14">Afirma Singer: “No existe ninguna razón lógicamente persuasiva para asumir que una diferencia real de aptitudes entre dos personas deba justificar una diferencia en la consideración que concedemos a sus necesidades e intereses” (p. 40).</text:p>
      <text:p text:style-name="P14"/>
      <text:p text:style-name="P15">Utilitarismo y consideración igualitaria de los intereses de cada ser (individual).</text:p>
      <text:p text:style-name="P15"/>
      <text:p text:style-name="P16">Definición de especismo.</text:p>
      <text:p text:style-name="P16"/>
      <text:p text:style-name="P17"><text:span text:style-name="T19">Singer: </text:span>Para tener intereses, es necesario tener la capacidad de gozar y sufrir <text:span text:style-name="T16">(sensibilidad)</text:span>.<text:span text:style-name="T9"> </text:span></text:p>
      <text:p text:style-name="P17"/>
      <text:p text:style-name="P17"><text:span text:style-name="T8">Objeciones en contra de la idea de que los animales no tienen derechos.</text:span></text:p>
      <text:p text:style-name="P16"/>
      <text:p text:style-name="P18">Animales <text:span text:style-name="T11">(humanos y no-humanos) </text:span>como autómatas inconscientes: no podemos afirmar con certeza que sufran (o que tengan <text:s/>intereses) porque no podemos acceder a sus estados de conciencia [<text:span text:style-name="T12">recordar </text:span>solipsismo cartesiano]. <text:span text:style-name="T10"><text:s/></text:span></text:p>
      <text:p text:style-name="P18"/>
      <text:p text:style-name="P19">El dolor y el sistema nervioso en el marco del proceso evolutivo.</text:p>
      <text:p text:style-name="P19"/>
      <text:p text:style-name="P20">El lenguaje y los estados de conciencia.</text:p>
      <text:p text:style-name="P20"/>
      <text:p text:style-name="P21">Expresiones de dolor lingüísticas y no-lingüísticas: <text:span text:style-name="T13">ejemplos y contraejemplos.</text:span></text:p>
      <text:p text:style-name="P21"/>
      <text:p text:style-name="P22">Gradaciones morales del daño y el sufrimiento. </text:p>
      <text:p text:style-name="P22"/>
      <text:p text:style-name="P22">Comparación de distintos tipos de subjetividades animales <text:span text:style-name="T14">(no-humanas) </text:span>y humanas.</text:p>
      <text:p text:style-name="P22"/>
      <text:p text:style-name="P23">Consideraciones morales acerca de quitar la vida. </text:p>
      <text:p text:style-name="P23"><text:soft-page-break/></text:p>
      <text:p text:style-name="P23">La tesis de la “santidad de la vida humana”: alcances y límites.</text:p>
      <text:p text:style-name="P23"/>
      <text:p text:style-name="P23">La pertenencia a la especie biológica y el derecho a la vida.</text:p>
      <text:p text:style-name="P23"/>
      <text:p text:style-name="P24">¿Hay vidas más valiosas que otras? <text:span text:style-name="T15">Especismo, eutanasia y aborto.</text:span></text:p>
      <text:p text:style-name="P24"/>
      <text:p text:style-name="P25">La autoconciencia como criterio de gradación axiológico de las vidas: proyectos y consecución de metas.</text:p>
      <text:p text:style-name="P25"/>
      <text:p text:style-name="P25">“Humanos normales” y … ¿humanos anormales? </text:p>
      <text:p text:style-name="P25"/>
      <text:p text:style-name="P26">Minimizar el sufrimiento como regla ética</text:p>
      <text:p text:style-name="P26"/>
      <text:p text:style-name="P26"/>
      <text:p text:style-name="P26">Singer, Peter. 1999. <text:span text:style-name="T17">Liberación animal</text:span>, Valladolid, Trotta. Capítulo I, pp. 37-59 (34-56 del pdf).</text:p>
      <text:p text:style-name="P26"/>
      <text:p text:style-name="P26"/>
      <text:p text:style-name="P26"/>
      <text:p text:style-name="P26"/>
      <text:p text:style-name="P6">Actividad</text:p>
      <text:p text:style-name="P27"/>
      <text:p text:style-name="P28">A partir de la lectura del capítulo I de <text:span text:style-name="T18">Liberación animal</text:span>, elija una de estas dos consignas y resuélvala. Fundamente su respuesta justificando sus afirmaciones y apoyándose en el texto fuente. Extensión sugerida: media <text:span text:style-name="T22">a una </text:span>carilla en procesador de texto (Times New Roman, 12, espaciado 1,5).</text:p>
      <text:p text:style-name="P26"/>
      <text:p text:style-name="P29"/>
      <text:p text:style-name="P30">1) <text:span text:style-name="T20">Peter Singer se opone a la caracterización de los animales (no-humanos) como autómatas, caracterización cuyo defensor más notorio a lo largo de la historia de la filosofía ha sido René Descartes. Reconstruya las variantes argumentales que se fundan en esta noción de los animales no-humanos como autómatas para negar que ellos sientan dolor (o bien para negar que tengamos evidencias suficientes para afirmar que sienten dolor). ¿Cuáles son los contraargumentos de Singer?¿Considera usted que la conciencia o la autoconciencia que atribuimos a ciertos seres vivos juega un rol determinante en nuestra forma de dirigirnos hacia ellos?</text:span></text:p>
      <text:p text:style-name="P30"/>
      <text:p text:style-name="P33">2) <text:span text:style-name="T21">La perspectiva ética de Singer, tal como él mismo manifiesta, se centra ante todo en el ser vivo individual. Este punto de partida individualista le permite a Singer desarmar posiciones anti-igualitaristas jerarquizantes como el sexismo, el racismo y el llamado “especismo”. Reconstruya las estrategias comparativas que desarrolla Singer para refutar y desactivar tales posiciones. La diferenciación que establece Singer entre características o factores de origen ambiental y de origen genético, ¿socava o refuerza su punto de vista? Ejemplifique. </text:span></text:p>
      <text:p text:style-name="P31"/>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thor </meta:initial-creator>
    <meta:creation-date>2020-05-28T19:18:56.231404790</meta:creation-date>
    <dc:date>2020-05-29T03:55:29.600679431</dc:date>
    <dc:creator>Author </dc:creator>
    <meta:editing-duration>PT4H11M55S</meta:editing-duration>
    <meta:editing-cycles>54</meta:editing-cycles>
    <meta:generator>LibreOffice/6.2.4.2$Linux_X86_64 LibreOffice_project/2412653d852ce75f65fbfa83fb7e7b669a126d64</meta:generator>
    <meta:document-statistic meta:table-count="0" meta:image-count="0" meta:object-count="0" meta:page-count="2" meta:paragraph-count="34" meta:word-count="573" meta:character-count="3860" meta:non-whitespace-character-count="3312"/>
  </office:meta>
</office:document-meta>
</file>